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ocal tr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725" calcext:value-type="float">
            <text:p>0,84725</text:p>
          </table:table-cell>
          <table:table-cell office:value-type="float" office:value="0.892" calcext:value-type="float">
            <text:p>0,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45" calcext:value-type="float">
            <text:p>0,8745</text:p>
          </table:table-cell>
          <table:table-cell office:value-type="float" office:value="0.902" calcext:value-type="float">
            <text:p>0,9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871" calcext:value-type="float">
            <text:p>0,8871</text:p>
          </table:table-cell>
          <table:table-cell office:value-type="float" office:value="0.8992" calcext:value-type="float">
            <text:p>0,8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9121" calcext:value-type="float">
            <text:p>0,9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85" calcext:value-type="float">
            <text:p>0,8985</text:p>
          </table:table-cell>
          <table:table-cell office:value-type="float" office:value="0.9136" calcext:value-type="float">
            <text:p>0,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145" calcext:value-type="float">
            <text:p>0,91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081" calcext:value-type="float">
            <text:p>0,9081</text:p>
          </table:table-cell>
          <table:table-cell office:value-type="float" office:value="0.9186" calcext:value-type="float">
            <text:p>0,9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1] * [.B2] * [.B3] * [.B5] * [.B6]" office:value-type="float" office:value="60000" calcext:value-type="float">
            <text:p>6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088" calcext:value-type="float">
            <text:p>0,9088</text:p>
          </table:table-cell>
          <table:table-cell office:value-type="float" office:value="0.9183" calcext:value-type="float">
            <text:p>0,91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9121" calcext:value-type="float">
            <text:p>0,9121</text:p>
          </table:table-cell>
          <table:table-cell office:value-type="float" office:value="0.9171" calcext:value-type="float">
            <text:p>0,91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128" calcext:value-type="float">
            <text:p>0,9128</text:p>
          </table:table-cell>
          <table:table-cell office:value-type="float" office:value="0.9104" calcext:value-type="float">
            <text:p>0,9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9109" calcext:value-type="float">
            <text:p>0,9109</text:p>
          </table:table-cell>
          <table:table-cell office:value-type="float" office:value="0.9147" calcext:value-type="float">
            <text:p>0,91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144" calcext:value-type="float">
            <text:p>0,9144</text:p>
          </table:table-cell>
          <table:table-cell office:value-type="float" office:value="0.9164" calcext:value-type="float">
            <text:p>0,91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9145" calcext:value-type="float">
            <text:p>0,9145</text:p>
          </table:table-cell>
          <table:table-cell office:value-type="float" office:value="0.9151" calcext:value-type="float">
            <text:p>0,91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9132" calcext:value-type="float">
            <text:p>0,9132</text:p>
          </table:table-cell>
          <table:table-cell office:value-type="float" office:value="0.9145" calcext:value-type="float">
            <text:p>0,91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9156" calcext:value-type="float">
            <text:p>0,9156</text:p>
          </table:table-cell>
          <table:table-cell office:value-type="float" office:value="0.9126" calcext:value-type="float">
            <text:p>0,91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1795" calcext:value-type="float">
            <text:p>0,91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1575" calcext:value-type="float">
            <text:p>0,915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1763" calcext:value-type="float">
            <text:p>0,917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187" calcext:value-type="float">
            <text:p>0,91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186" calcext:value-type="float">
            <text:p>0,91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0">
            <text:p>model = tf.keras.Sequential([</text:p>
            <text:p>    tf.keras.layers.Conv2D(32, (3,3), padding='same', activation=tf.nn.relu, input_shape=(28, 28, 1)),</text:p>
            <text:p>    tf.keras.layers.MaxPooling2D((2, 2), strides=2),</text:p>
            <text:p>    tf.keras.layers.Conv2D(64, (3,3), padding='same', activation=tf.nn.relu),</text:p>
            <text:p>    tf.keras.layers.MaxPooling2D((2, 2), strides=2),</text:p>
            <text:p>    tf.keras.layers.Flatten(),</text:p>
            <text:p>    tf.keras.layers.Dense(128, activation=tf.nn.relu),</text:p>
            <text:p>    tf.keras.layers.Dense(128, activation=tf.nn.relu),</text:p>
            <text:p>    tf.keras.layers.Dense(10, activation=tf.nn.softmax)</text:p>
            <text:p>]) </text:p>
          </table:table-cell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7T23:43:42.083000000</meta:creation-date>
    <dc:date>2021-11-27T23:57:44.145000000</dc:date>
    <meta:editing-duration>PT3M51S</meta:editing-duration>
    <meta:editing-cycles>2</meta:editing-cycles>
    <meta:generator>LibreOffice/7.1.3.2$Windows_X86_64 LibreOffice_project/47f78053abe362b9384784d31a6e56f8511eb1c1</meta:generator>
    <meta:document-statistic meta:table-count="1" meta:cell-count="71" meta:object-count="0"/>
  </office:meta>
</office:document-meta>
</file>